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22pt" style:text-underline-style="none" fo:font-weight="bold" officeooo:rsid="0076b403" officeooo:paragraph-rsid="021eabcc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Lato Heavy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Lato Heavy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Lato Heavy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officeooo:rsid="0368dd32"/>
    </style:style>
    <style:style style:name="T24" style:family="text">
      <style:text-properties style:text-underline-style="none" fo:background-color="#ffffff" loext:char-shading-value="0" loext:padding="0cm" loext:border="none" loext:shadow="none"/>
    </style:style>
    <style:style style:name="T25" style:family="text">
      <style:text-properties loext:padding="0cm" loext:border="none" loext:shadow="none"/>
    </style:style>
    <style:style style:name="T26" style:family="text">
      <style:text-properties officeooo:rsid="003df92e" fo:background-color="#ffffff" loext:char-shading-value="0"/>
    </style:style>
    <style:style style:name="T27" style:family="text">
      <style:text-properties officeooo:rsid="016b4424"/>
    </style:style>
    <style:style style:name="T28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<text:span text:style-name="T23">PEN</text:span> Art</text:p>
        <text:p text:style-name="P42"/>
        <text:p text:style-name="P43">WORKING WITH <text:s/>PLYMOUTH</text:p>
        <text:p text:style-name="P44">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4">Python for Everybody</text:span><text:span text:style-name="T25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6">DUCATION</text:span></text:p>
            <text:p text:style-name="P52"><text:span text:style-name="T27">S</text:span>ri Ramakrishna Engineering College,1996-2000</text:p>
            <text:p text:style-name="P53">Bachelor of <text:span text:style-name="T24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8">h</text:span>rissur. P.O Arattupuzha</text:p>
            <text:p text:style-name="P58">V<text:span text:style-name="T28">allachira</text:span>, K<text:span text:style-name="T28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9:21:12.655931572</dc:date>
    <meta:editing-duration>P1DT20H50M38S</meta:editing-duration>
    <meta:editing-cycles>637</meta:editing-cycles>
    <meta:generator>LibreOffice/26.2.0.3$Linux_X86_64 LibreOffice_project/620$Build-3</meta:generator>
    <meta:print-date>2026-03-09T19:18:14.222108027</meta:print-date>
    <meta:printed-by>PDF files</meta:printed-by>
    <meta:document-statistic meta:table-count="0" meta:image-count="0" meta:object-count="0" meta:page-count="1" meta:paragraph-count="44" meta:word-count="127" meta:character-count="1006" meta:non-whitespace-character-count="860"/>
  </office:meta>
</office:document-meta>
</file>